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2F0000005900B7A950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style:page-number="1" fo:break-before="auto" fo:break-after="auto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officeooo:paragraph-rsid="0024d62b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1" style:font-size-asian="11pt" style:font-style-asian="normal" style:font-weight-asian="normal" style:font-name-complex="Times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officeooo:paragraph-rsid="0042849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 style:writing-mode="lr-tb">
        <style:tab-stops>
          <style:tab-stop style:position="8.001cm"/>
        </style:tab-stops>
      </style:paragraph-properties>
      <style:text-properties officeooo:paragraph-rsid="00428497"/>
    </style:style>
    <style:style style:name="P9" style:family="paragraph" style:parent-style-name="Standard">
      <style:paragraph-properties fo:margin-top="0.423cm" fo:margin-bottom="0cm" style:contextual-spacing="false" fo:line-height="150%" fo:text-align="justify" style:justify-single-word="false" fo:orphans="2" fo:widows="2"/>
      <style:text-properties fo:color="#000000" loext:opacity="100%" style:font-name="Times New Roman" fo:font-weight="bold" officeooo:paragraph-rsid="002d717b" style:font-name-asian="Times New Roman1" style:font-weight-asian="bold" style:font-name-complex="Times New Roman1" style:font-weight-complex="bold"/>
    </style:style>
    <style:style style:name="P10" style:family="paragraph" style:parent-style-name="Standard">
      <style:paragraph-properties fo:orphans="2" fo:widows="2"/>
      <style:text-properties fo:color="#000000" loext:opacity="100%" fo:font-size="18pt" officeooo:paragraph-rsid="002d717b" style:font-size-asian="18pt" style:font-size-complex="18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6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4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P15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P1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2b5913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428497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24d62b" style:font-name-asian="Times New Roman1" style:font-style-asian="normal" style:font-weight-asian="bold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428497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/>
      <text:p text:style-name="P5"/>
      <text:p text:style-name="P5"/>
      <text:p text:style-name="P5"/>
      <text:p text:style-name="P5"/>
      <text:p text:style-name="P6"><text:span text:style-name="T1">Asunto: </text:span><text:span text:style-name="T2">[asunto;type='text';title='Asunto';placeholder='Remisión de informe solicitado con referencia de expediente XX/YYYY';description='Resumen breve del motivo de la comunicación';length='200';required='true']</text:span><text:span text:style-name="T1">.</text:span></text:p>
      <text:p text:style-name="P7"><text:span text:style-name="T3"/></text:p>
      <text:p text:style-name="P8"><text:span text:style-name="T4">[respuesta;type='html';title='Texto del informe';description='Redacte el contenido del informe';placeholder='Ejemplo: En relación con el asunto indicado, se informa que...';required='true']</text:span></text:p>
      <text:p text:style-name="P9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el informe';required='true']</text:p>
      <text:p text:style-name="P10" loext:marker-style-name="T5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762cm" fo:margin-right="0cm" fo:text-indent="-0.762cm" style:auto-text-indent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line-height="150%" fo:text-align="center" style:justify-single-word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Subtitle" style:family="paragraph" style:parent-style-name="normal" style:next-style-name="Standard" style:default-outline-level="" style:class="chapter">
      <style:paragraph-properties fo:margin-left="0.501cm" fo:margin-right="0cm" fo:margin-top="0cm" fo:margin-bottom="0cm" style:contextual-spacing="false" fo:line-height="150%" fo:text-indent="0cm" style:auto-text-indent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4.702cm" fo:margin-right="0cm" fo:margin-top="0cm" fo:margin-bottom="0.847cm" style:contextual-spacing="false" fo:line-height="100%" fo:text-align="end" style:justify-single-word="false" fo:keep-together="auto" fo:orphans="2" fo:widows="2" fo:text-indent="-0.198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3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P7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MP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9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MP10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5cm" fo:margin-bottom="0.647cm" fo:margin-left="3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as-char" svg:width="0.796cm" svg:height="1.506cm" draw:z-index="0"><draw:image xlink:href="Pictures/100000000000002F0000005900B7A950.jpg" xlink:type="simple" xlink:show="embed" xlink:actuate="onLoad" draw:mime-type="image/jpeg"/></draw:frame></text:p>
      </style:header>
      <style:footer>
        <text:p text:style-name="MP2"><text:tab/></text:p>
        <text:p text:style-name="MP3"><text:s text:c="36"/>C/ Granadera Canaria nº 2 <text:s text:c="35"/>Avenida Buenos Aires nº 5 <text:tab/></text:p>
        <text:p text:style-name="MP4"><text:tab/>Edificio Granadera Canaria – 1ª planta<text:tab/>Edificio Tres de Mayo, <text:s/>4ª Planta</text:p>
        <text:p text:style-name="MP4"><text:tab/>35071 Las Palmas de Gran Canaria<text:tab/>38071 Santa Cruz de Tenerife</text:p>
        <text:p text:style-name="MP3"><text:tab/>Tfno: 928455400 <text:s/>Fax: 928 455742<text:tab/>Tfno: 922423500 Fax: 922423806</text:p>
        <text:p text:style-name="Standard"/>
        <text:p text:style-name="MP5"><draw:frame draw:style-name="Mfr2" draw:name="Frame2" text:anchor-type="paragraph" svg:x="15.946cm" svg:y="0cm" svg:width="0.069cm" svg:height="0.086cm" draw:z-index="0"><draw:text-box><text:p text:style-name="MP6"><text:s/>PAGE 2</text:p></draw:text-box></draw:frame><draw:custom-shape text:anchor-type="paragraph" draw:z-index="0" draw:name="Image2" draw:style-name="Mgr1" draw:text-style-name="MP8" svg:width="0.068cm" svg:height="0.085cm" svg:x="15.946cm" svg:y="0cm"><text:p text:style-name="MP7"><text:span text:style-name="MT1"><text:s/>PAGE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Frame1" text:anchor-type="paragraph" svg:x="0cm" svg:y="0cm" svg:width="0.071cm" svg:height="0.088cm" draw:z-index="0"><draw:text-box><text:p text:style-name="MP7"><text:span text:style-name="MT1"><text:s/>PAGE 2</text:span></text:p></draw:text-box></draw:frame><draw:frame draw:style-name="Mfr4" draw:name="Frame11" text:anchor-type="paragraph" svg:x="15.946cm" svg:y="28.485cm" svg:width="0.071cm" svg:height="0.086cm" draw:z-index="0"><draw:text-box><text:p text:style-name="MP6"><text:s/>PAGE 2</text:p></draw:text-box></draw:frame><draw:frame draw:style-name="Mfr4" draw:name="Frame111" text:anchor-type="paragraph" svg:x="15.946cm" svg:y="28.485cm" svg:width="0.071cm" svg:height="0.086cm" draw:z-index="0"><draw:text-box><text:p text:style-name="MP6"><text:s/>PAGE 2</text:p></draw:text-box></draw:frame><draw:frame draw:style-name="Mfr3" draw:name="Marco1" text:anchor-type="paragraph" svg:x="0cm" svg:y="0cm" svg:width="0.071cm" svg:height="0.088cm" draw:z-index="0"><draw:text-box><text:p text:style-name="MP6"><text:s/>PAGE 2</text:p></draw:text-box></draw:frame><draw:frame draw:style-name="Mfr3" draw:name="Marco11" text:anchor-type="paragraph" svg:x="0cm" svg:y="0cm" svg:width="0.071cm" svg:height="0.088cm" draw:z-index="0"><draw:text-box><text:p text:style-name="MP6"><text:s/>PAGE 2</text:p></draw:text-box></draw:frame><draw:frame draw:style-name="Mfr3" draw:name="Marco111" text:anchor-type="paragraph" svg:x="0cm" svg:y="0cm" svg:width="0.071cm" svg:height="0.088cm" draw:z-index="0"><draw:text-box><text:p text:style-name="MP6"><text:s/>PAGE 2</text:p></draw:text-box></draw:frame><draw:frame draw:style-name="Mfr4" draw:name="Marco1111" text:anchor-type="paragraph" svg:x="15.946cm" svg:y="28.485cm" svg:width="0.071cm" svg:height="0.086cm" draw:z-index="0"><draw:text-box><text:p text:style-name="MP6"><text:s/>PAGE 2</text:p></draw:text-box></draw:frame><draw:frame draw:style-name="Mfr3" draw:name="Marco11111" text:anchor-type="paragraph" svg:x="0cm" svg:y="0cm" svg:width="0.071cm" svg:height="0.088cm" draw:z-index="0"><draw:text-box><text:p text:style-name="MP6"><text:s/>PAGE 2</text:p></draw:text-box></draw:frame><draw:frame draw:style-name="Mfr3" draw:name="Marco111111" text:anchor-type="paragraph" svg:x="0cm" svg:y="0cm" svg:width="0.071cm" svg:height="0.088cm" draw:z-index="0"><draw:text-box><text:p text:style-name="MP6"><text:s/>PAGE 2</text:p></draw:text-box></draw:frame><draw:frame draw:style-name="Mfr3" draw:name="Marco1111111" text:anchor-type="paragraph" svg:x="0cm" svg:y="0cm" svg:width="0.071cm" svg:height="0.088cm" draw:z-index="0"><draw:text-box><text:p text:style-name="MP6"><text:s/>PAGE 2</text:p></draw:text-box></draw:frame><draw:frame draw:style-name="Mfr4" draw:name="Marco11111111" text:anchor-type="paragraph" svg:x="15.946cm" svg:y="28.485cm" svg:width="0.071cm" svg:height="0.086cm" draw:z-index="0"><draw:text-box><text:p text:style-name="MP6"><text:s/>PAGE 2</text:p></draw:text-box></draw:frame><draw:frame draw:style-name="Mfr3" draw:name="Marco111111111" text:anchor-type="paragraph" svg:x="0cm" svg:y="0cm" svg:width="0.071cm" svg:height="0.088cm" draw:z-index="0"><draw:text-box><text:p text:style-name="MP6"><text:s/>PAGE 2</text:p></draw:text-box></draw:frame><draw:frame draw:style-name="Mfr4" draw:name="Marco1111111111" text:anchor-type="paragraph" svg:x="15.946cm" svg:y="28.485cm" svg:width="0.071cm" svg:height="0.086cm" draw:z-index="0"><draw:text-box><text:p text:style-name="MP6"><text:s/>PAGE 2</text:p></draw:text-box></draw:frame><draw:frame draw:style-name="Mfr5" draw:name="Marco11111111111" text:anchor-type="paragraph" svg:x="15.946cm" svg:y="28.485cm" svg:width="0.071cm" svg:height="0.086cm" draw:z-index="0"><draw:text-box><text:p text:style-name="MP6"><text:s/>PAGE 2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frame draw:style-name="Mfr6" draw:name="Imagen2" text:anchor-type="char" svg:x="-1.009cm" svg:y="-1.393cm" svg:width="9.71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08:51:52.196389000</dc:date>
    <meta:editing-duration>PT6H42M50S</meta:editing-duration>
    <meta:editing-cycles>26</meta:editing-cycles>
    <meta:document-statistic meta:table-count="0" meta:image-count="2" meta:object-count="0" meta:page-count="1" meta:paragraph-count="24" meta:word-count="137" meta:character-count="1095" meta:non-whitespace-character-count="885"/>
  </office:meta>
</office:document-meta>
</file>